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left="0in" fo:margin-right="0in" fo:margin-top="0.1402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3" style:family="paragraph" style:parent-style-name="Text_20_body">
      <style:paragraph-properties fo:margin-left="0in" fo:margin-right="0in" fo:margin-top="0.1402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c66e2" style:text-blinking="false" fo:background-color="transparent"/>
    </style:style>
    <style:style style:name="P4" style:family="paragraph" style:parent-style-name="Text_20_body">
      <style:paragraph-properties fo:margin-left="0in" fo:margin-right="0in" fo:margin-top="0.1402in" fo:margin-bottom="0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5" style:family="paragraph" style:parent-style-name="Text_20_body">
      <style:paragraph-properties fo:margin-left="0in" fo:margin-right="0in" fo:margin-top="0.1402in" fo:margin-bottom="0.1402in" loext:contextual-spacing="false" fo:line-height="138%" fo:text-align="justify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4ae44" officeooo:paragraph-rsid="00382cb6" style:text-blinking="false" fo:background-color="transparent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line-height="120%" fo:text-align="justify" style:justify-single-word="false" fo:text-indent="0in" style:auto-text-indent="false" style:writing-mode="lr-tb"/>
      <style:text-properties officeooo:paragraph-rsid="003c66e2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34ae44" style:text-blinking="false" fo:background-color="transparent" loext:char-shading-value="0" style:font-weight-asian="bold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940f4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4ff3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bbe4c" style:text-blinking="false" fo:background-color="transparent" loext:char-shading-value="0" style:font-size-asian="14pt" style:font-weight-asian="bold" style:font-size-complex="14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ctividad</text:span><text:span text:style-name="T3"> </text:span><text:span text:style-name="T7">1</text:span><text:span text:style-name="T5">.</text:span><text:span text:style-name="T6">1</text:span><text:span text:style-name="T3">. </text:span><text:span text:style-name="T7">La máquina de licuados v1.0</text:span></text:p>
      <text:p text:style-name="P2">La idea de esta actividad es que construyas un procedimiento que haga que la máquina haga un licuado de 2 bananas cuando se presiona el botón (con la tecla &lt;ENTER\&gt;). Una vez listo, el licuado se puede retirar de la máquina utilizando la tecla &lt;ESPACIO\&gt;.</text:p>
      <text:p text:style-name="P2">Para hacer el licuado en esta máquina, primero debe ponerse la leche, luego la cantidad de bananas <text:s/>necesaria, luego licuar, servir y entregar el licuado. Para volver a comenzar, el usuario debe retirar el licuado. Cualquier alteración de este orden produce un mal funcionamiento de la máquina.</text:p>
      <text:p text:style-name="P5">¿Qué nombre le vas a poner a tu procedimiento? Acordate que tiene que ser descriptivo del problema que resuelve.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6"><text:span text:style-name="T1">Pastilla: </text:span><text:span text:style-name="T2">¡Gracias!</text:span></text:p>
            <text:p text:style-name="P3">Esta actividad fue imaginada y diseñada por el equipo de extensión del DC de la UBA: <text:s/>Turjanski P., Cossio C., Brassesco V., <text:s/>Fernandez G., Bonomi C., Lagos F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2-30T12:01:06.524000000</dc:date>
    <meta:editing-duration>PT53M19S</meta:editing-duration>
    <meta:editing-cycles>44</meta:editing-cycles>
    <meta:generator>LibreOffice/6.1.0.3$Windows_X86_64 LibreOffice_project/efb621ed25068d70781dc026f7e9c5187a4decd1</meta:generator>
    <meta:document-statistic meta:table-count="1" meta:image-count="0" meta:object-count="0" meta:page-count="1" meta:paragraph-count="6" meta:word-count="148" meta:character-count="881" meta:non-whitespace-character-count="736"/>
  </office:meta>
</office:document-meta>
</file>